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3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_n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.995" calcext:value-type="float">
            <text:p>192.995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74.5" calcext:value-type="float">
            <text:p>274.5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ttps://farm2.staticflickr.com/1102/5117093816_a9c4c383c9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.307" calcext:value-type="float">
            <text:p>210.307</text:p>
          </table:table-cell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54" calcext:value-type="float">
            <text:p>154</text:p>
          </table:table-cell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4.staticflickr.com/3521/3753864330_fc3d36755a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.232" calcext:value-type="float">
            <text:p>209.232</text:p>
          </table:table-cell>
          <table:table-cell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office:value-type="float" office:value="103.5" calcext:value-type="float">
            <text:p>103.5</text:p>
          </table:table-cell>
          <table:table-cell office:value-type="float" office:value="258" calcext:value-type="float">
            <text:p>258</text:p>
          </table:table-cell>
          <table:table-cell office:value-type="float" office:value="79" calcext:value-type="float">
            <text:p>79</text:p>
          </table:table-cell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ttps://farm3.staticflickr.com/2643/3753861818_662a81c0c6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5.828" calcext:value-type="float">
            <text:p>215.828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306" calcext:value-type="float">
            <text:p>306</text:p>
          </table:table-cell>
          <table:table-cell office:value-type="float" office:value="244.5" calcext:value-type="float">
            <text:p>244.5</text:p>
          </table:table-cell>
          <table:table-cell office:value-type="float" office:value="263" calcext:value-type="float">
            <text:p>263</text:p>
          </table:table-cell>
          <table:table-cell office:value-type="float" office:value="201" calcext:value-type="float">
            <text:p>20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ttps://farm4.staticflickr.com/3489/3753869790_4956e5478c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.59" calcext:value-type="float">
            <text:p>234.59</text:p>
          </table:table-cell>
          <table:table-cell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96" calcext:value-type="float">
            <text:p>96</text:p>
          </table:table-cell>
          <table:table-cell office:value-type="float" office:value="354.5" calcext:value-type="float">
            <text:p>354.5</text:p>
          </table:table-cell>
          <table:table-cell office:value-type="float" office:value="66" calcext:value-type="float">
            <text:p>66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ttps://farm4.staticflickr.com/3429/3753074355_dea84d53b2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.249" calcext:value-type="float">
            <text:p>162.24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60.5" calcext:value-type="float">
            <text:p>360.5</text:p>
          </table:table-cell>
          <table:table-cell office:value-type="float" office:value="117" calcext:value-type="float">
            <text:p>117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ttps://farm4.staticflickr.com/3001/2519474886_4c4dd87d5f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379" calcext:value-type="float">
            <text:p>152.379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105.5" calcext:value-type="float">
            <text:p>105.5</text:p>
          </table:table-cell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office:value-type="float" office:value="333" calcext:value-type="float">
            <text:p>33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ttps://farm3.staticflickr.com/2489/3753094819_3b182acf02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6.701" calcext:value-type="float">
            <text:p>156.701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21" calcext:value-type="float">
            <text:p>121</text:p>
          </table:table-cell>
          <table:table-cell office:value-type="float" office:value="398" calcext:value-type="float">
            <text:p>398</text:p>
          </table:table-cell>
          <table:table-cell office:value-type="float" office:value="45" calcext:value-type="float">
            <text:p>45</text:p>
          </table:table-cell>
          <table:table-cell office:value-type="float" office:value="323" calcext:value-type="float">
            <text:p>323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farm3.staticflickr.com/2636/3753886656_7697149ebe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7.075" calcext:value-type="float">
            <text:p>167.075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31.5" calcext:value-type="float">
            <text:p>131.5</text:p>
          </table:table-cell>
          <table:table-cell office:value-type="float" office:value="385" calcext:value-type="float">
            <text:p>385</text:p>
          </table:table-cell>
          <table:table-cell office:value-type="float" office:value="57" calcext:value-type="float">
            <text:p>57</text:p>
          </table:table-cell>
          <table:table-cell office:value-type="float" office:value="313" calcext:value-type="float">
            <text:p>313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s://farm4.staticflickr.com/3499/3753884788_b7ec790071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6.093" calcext:value-type="float">
            <text:p>166.09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73.5" calcext:value-type="float">
            <text:p>73.5</text:p>
          </table:table-cell>
          <table:table-cell office:value-type="float" office:value="389.5" calcext:value-type="float">
            <text:p>389.5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ttps://farm3.staticflickr.com/2506/3753877062_f07660f945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1.295" calcext:value-type="float">
            <text:p>221.295</text:p>
          </table:table-cell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  <table:table-cell office:value-type="float" office:value="416" calcext:value-type="float">
            <text:p>416</text:p>
          </table:table-cell>
          <table:table-cell office:value-type="float" office:value="63" calcext:value-type="float">
            <text:p>63</text:p>
          </table:table-cell>
          <table:table-cell office:value-type="float" office:value="389" calcext:value-type="float">
            <text:p>38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ttps://farm3.staticflickr.com/2427/3753880016_e731144ebd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8.529" calcext:value-type="float">
            <text:p>178.52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ttps://farm3.staticflickr.com/2294/1975875218_0610e6e722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.522" calcext:value-type="float">
            <text:p>220.522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96.5" calcext:value-type="float">
            <text:p>96.5</text:p>
          </table:table-cell>
          <table:table-cell office:value-type="float" office:value="373" calcext:value-type="float">
            <text:p>373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ttps://farm3.staticflickr.com/2598/3753084645_9136798d32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.123" calcext:value-type="float">
            <text:p>149.12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48.5" calcext:value-type="float">
            <text:p>348.5</text:p>
          </table:table-cell>
          <table:table-cell office:value-type="float" office:value="182.5" calcext:value-type="float">
            <text:p>182.5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s://farm6.staticflickr.com/5028/5690773693_bbd9520e4f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3.625" calcext:value-type="float">
            <text:p>133.62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54.5" calcext:value-type="float">
            <text:p>354.5</text:p>
          </table:table-cell>
          <table:table-cell office:value-type="float" office:value="391.5" calcext:value-type="float">
            <text:p>391.5</text:p>
          </table:table-cell>
          <table:table-cell office:value-type="float" office:value="285" calcext:value-type="float">
            <text:p>285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ttps://farm6.staticflickr.com/5540/9656873877_c8a4b9849f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.219" calcext:value-type="float">
            <text:p>158.21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227.5" calcext:value-type="float">
            <text:p>227.5</text:p>
          </table:table-cell>
          <table:table-cell office:value-type="float" office:value="204.5" calcext:value-type="float">
            <text:p>204.5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ttps://farm9.staticflickr.com/8432/7811952096_4178084a54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https://farm9.staticflickr.com/8738/16580900700_37478070f3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19" calcext:value-type="float">
            <text:p>91.1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328" calcext:value-type="float">
            <text:p>328</text:p>
          </table:table-cell>
          <table:table-cell office:value-type="float" office:value="333.5" calcext:value-type="float">
            <text:p>333.5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ttps://farm5.staticflickr.com/4152/5013096054_8f233bfee3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2.524" calcext:value-type="float">
            <text:p>162.524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242" calcext:value-type="float">
            <text:p>242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ttps://farm3.staticflickr.com/2601/3753093167_d9f9a8fa55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8.448" calcext:value-type="float">
            <text:p>218.448</text:p>
          </table:table-cell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255" calcext:value-type="float">
            <text:p>255</text:p>
          </table:table-cell>
          <table:table-cell office:value-type="float" office:value="312" calcext:value-type="float">
            <text:p>312</text:p>
          </table:table-cell>
          <table:table-cell office:value-type="float" office:value="256" calcext:value-type="float">
            <text:p>256</text:p>
          </table:table-cell>
          <table:table-cell office:value-type="float" office:value="268" calcext:value-type="float">
            <text:p>268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ttps://farm3.staticflickr.com/2659/3753867028_73931a286d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 style:data-style-name="N2" text:time-value="22:40:29.840651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0:55:05.457068322</meta:creation-date>
    <dc:date>2016-02-14T23:56:38.155535735</dc:date>
    <meta:editing-duration>PT1H14M54S</meta:editing-duration>
    <meta:editing-cycles>36</meta:editing-cycles>
    <meta:generator>LibreOffice/5.0.2.2$Linux_X86_64 LibreOffice_project/00m0$Build-2</meta:generator>
    <meta:document-statistic meta:table-count="1" meta:cell-count="252" meta:object-count="0"/>
  </office:meta>
</office:document-meta>
</file>